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5cm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5.45cm"/>
    </style:style>
    <style:style style:name="gr4" style:family="graphic" style:parent-style-name="standard">
      <style:graphic-properties draw:stroke="none" svg:stroke-color="#000000" draw:fill="none" draw:fill-color="#ffffff" fo:min-height="3.15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justify"/>
      <style:text-properties fo:font-size="14pt" style:font-size-asian="14pt" style:font-size-complex="1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9cm" svg:height="2.6cm" svg:x="1cm" svg:y="1cm">
          <draw:text-box>
            <text:p text:style-name="P1"><text:span text:style-name="T1">Archmage-regolamento</text:span></text:p>
          </draw:text-box>
        </draw:frame>
        <draw:frame draw:style-name="gr2" draw:layer="layout" svg:width="9.2cm" svg:height="0.963cm" svg:x="0.7cm" svg:y="12.8cm">
          <draw:text-box>
            <text:p>Turno di gioco:</text:p>
          </draw:text-box>
        </draw:frame>
        <draw:frame draw:style-name="gr3" draw:text-style-name="P3" draw:layer="layout" svg:width="9.5cm" svg:height="5.7cm" svg:x="1cm" svg:y="4.6cm">
          <draw:text-box>
            <text:p/>
          </draw:text-box>
        </draw:frame>
        <draw:frame draw:style-name="gr4" draw:text-style-name="P4" draw:layer="layout" svg:width="9.5cm" svg:height="7.951cm" svg:x="1cm" svg:y="4.8cm">
          <draw:text-box>
            <text:p text:style-name="P4"><text:span text:style-name="T2">Ogni giocatore riceve un mazzo iniziale contenente 5 serpenti luminosi, 3 carte fuffa e 2 disgrazie, vengono girate scoperte da mazzo dei servitori un numero di carte pari al doppio del numero dei giocatori +1. Vengono date le carte per sorteggiare le squadre (ma potete anche sceglierle per conto vostro) e chi a pescato la carta del giocatore iniziale inizia la partita, viene preparato il primo draft prendendo un numero di carte dal mazzo delle magie pari a 2 volte il numero di giocatori +1. Ogni giocatore pesca 5 carte dal suo mazzo</text:span></text:p>
          </draw:text-box>
        </draw:frame>
        <draw:frame draw:style-name="gr5" draw:layer="layout" svg:width="9.5cm" svg:height="0.963cm" svg:x="1cm" svg:y="3.637cm">
          <draw:text-box>
            <text:p>Preparazione:</text:p>
          </draw:text-box>
        </draw:frame>
        <draw:frame draw:style-name="gr4" draw:text-style-name="P4" draw:layer="layout" svg:width="9.5cm" svg:height="9.217cm" svg:x="1cm" svg:y="13.9cm">
          <draw:text-box>
            <text:p text:style-name="P4"><text:span text:style-name="T2">Il turno di gioco si suddivide in 5 fasi da svolgere in questo ordine:</text:span></text:p>
            <text:list text:style-name="L2">
              <text:list-item>
                <text:p text:style-name="P4"><text:span text:style-name="T3">Fase di draft: </text:span><text:span text:style-name="T2">Il giocatore sceglie una carta del draft e la mette nella sua pila degli scarti.</text:span></text:p>
              </text:list-item>
              <text:list-item>
                <text:p text:style-name="P4"><text:span text:style-name="T3">Fase di lancio: </text:span><text:span text:style-name="T4">Il giocatore può lanciare magie, inizialmente ha a disposizione un solo lancio.</text:span></text:p>
              </text:list-item>
              <text:list-item>
                <text:p text:style-name="P4"><text:span text:style-name="T3">Fase di attacco: </text:span><text:span text:style-name="T4">Il giocatore può attaccare con i servitori un giocatore a sua scelta se l'avversario decide di difendersi si entra in una fase di combattimento.</text:span></text:p>
              </text:list-item>
              <text:list-item>
                <text:p text:style-name="P4"><text:span text:style-name="T3">Fase di asta: </text:span><text:span text:style-name="T4">Un</text:span></text:p>
              </text:list-item>
              <text:list-item>
                <text:p text:style-name="P4"><text:span text:style-name="T3">Fase di pesca:</text:span></text:p>
              </text:list-item>
            </text:list>
            <text:p text:style-name="P4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a biggeri</meta:initial-creator>
    <meta:creation-date>2016-04-16T11:51:08.34</meta:creation-date>
    <dc:date>2016-04-16T18:17:08.50</dc:date>
    <dc:creator>mattia biggeri</dc:creator>
    <meta:editing-duration>PT5H21M41S</meta:editing-duration>
    <meta:editing-cycles>2</meta:editing-cycles>
    <meta:generator>OpenOffice/4.1.2$Win32 OpenOffice.org_project/412m3$Build-9782</meta:generator>
    <meta:document-statistic meta:object-count="6"/>
  </office:meta>
</office:document-meta>
</file>